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draw:marker-end="Square" draw:marker-end-width="0.3cm" draw:textarea-horizontal-align="center" draw:textarea-vertical-align="middle"/>
    </style:style>
    <style:style style:name="gr4" style:family="graphic" style:parent-style-name="standard">
      <style:graphic-properties draw:marker-end="Line_20_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5cm" svg:height="2cm" svg:x="6.741cm" svg:y="2cm">
          <text:p text:style-name="P1">Motor<text:line-break/>Básic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cm" svg:x="6.741cm" svg:y="5.5cm">
          <text:p text:style-name="P2"><text:span text:style-name="T1">Motor</text:span><text:span text:style-name="T1"><text:line-break/></text:span><text:span text:style-name="T1">Sin adversario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cm" svg:height="2cm" svg:x="6.741cm" svg:y="9cm">
          <text:p text:style-name="P3"><text:span text:style-name="T2">Motor</text:span><text:span text:style-name="T2"><text:line-break/></text:span><text:span text:style-name="T2">Con adversari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cm" svg:x="8.5cm" svg:y="1.339cm">
          <text:p text:style-name="P3"><text:span text:style-name="T2">Estado bási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5cm" svg:height="1cm" svg:x="8.5cm" svg:y="5.007cm">
          <text:p text:style-name="P3"><text:span text:style-name="T2">Estado bási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5cm" svg:height="1cm" svg:x="8.5cm" svg:y="8.508cm">
          <text:p text:style-name="P3"><text:span text:style-name="T2">Estado</text:span><text:span text:style-name="T2"><text:line-break/></text:span><text:span text:style-name="T2">Con adversa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8.027cm" svg:y1="5.5cm" svg:x2="8.027cm" svg:y2="4cm">
          <text:p/>
        </draw:line>
        <draw:line draw:style-name="gr3" draw:text-style-name="P1" draw:layer="layout" svg:x1="8.027cm" svg:y1="9cm" svg:x2="8.027cm" svg:y2="7.5cm">
          <text:p/>
        </draw:line>
        <draw:line draw:style-name="gr4" draw:text-style-name="P1" draw:layer="layout" svg:x1="10.241cm" svg:y1="8.5cm" svg:x2="10.241cm" svg:y2="6cm">
          <text:p/>
        </draw:line>
        <draw:line draw:style-name="gr4" draw:text-style-name="P1" draw:layer="layout" svg:x1="10.241cm" svg:y1="5cm" svg:x2="10.236cm" svg:y2="2.339cm">
          <text:p/>
        </draw:line>
        <draw:custom-shape draw:style-name="gr1" draw:text-style-name="P1" draw:layer="layout" svg:width="2.5cm" svg:height="2cm" svg:x="1.5cm" svg:y="2cm">
          <text:p text:style-name="P1">Estado<text:line-break/>Básico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cm" svg:height="2cm" svg:x="1.5cm" svg:y="9cm">
          <text:p text:style-name="P3"><text:span text:style-name="T2">Estado</text:span><text:span text:style-name="T2"><text:line-break/></text:span><text:span text:style-name="T2">Con adversario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741cm" svg:y1="2.993cm" svg:x2="4cm" svg:y2="3cm">
          <text:p/>
        </draw:line>
        <draw:line draw:style-name="gr5" draw:text-style-name="P1" draw:layer="layout" svg:x1="6.741cm" svg:y1="10cm" svg:x2="4cm" svg:y2="10.007cm">
          <text:p/>
        </draw:line>
        <draw:polyline draw:style-name="gr5" draw:text-style-name="P1" draw:layer="layout" svg:width="4.24cm" svg:height="2.499cm" draw:transform="rotate (-3.1415926535892) translate (6.741cm 6.5cm)" svg:viewBox="0 0 4241 2500" draw:points="0,-13000 4241,-13000 4241,-10500">
          <text:p/>
        </draw:polyline>
        <draw:line draw:style-name="gr5" draw:text-style-name="P1" draw:layer="layout" svg:x1="13.5cm" svg:y1="7.5cm" svg:x2="19cm" svg:y2="7.5cm">
          <text:p/>
        </draw:line>
        <draw:line draw:style-name="gr4" draw:text-style-name="P1" draw:layer="layout" svg:x1="13.5cm" svg:y1="6.5cm" svg:x2="19cm" svg:y2="6.5cm">
          <text:p/>
        </draw:line>
        <draw:line draw:style-name="gr3" draw:text-style-name="P1" draw:layer="layout" svg:x1="13.5cm" svg:y1="5cm" svg:x2="19cm" svg:y2="5cm">
          <text:p/>
        </draw:line>
        <draw:frame draw:style-name="gr6" draw:text-style-name="P4" draw:layer="layout" svg:width="2.5cm" svg:height="0.725cm" svg:x="13.24cm" svg:y="4.416cm">
          <draw:text-box>
            <text:p text:style-name="P4"><text:span text:style-name="T3">extiende</text:span></text:p>
          </draw:text-box>
        </draw:frame>
        <draw:frame draw:style-name="gr6" draw:text-style-name="P5" draw:layer="layout" svg:width="5cm" svg:height="0.645cm" svg:x="13.18cm" svg:y="5.855cm">
          <draw:text-box>
            <text:p text:style-name="P5"><text:span text:style-name="T2">Reemplaza parámetro clase</text:span></text:p>
          </draw:text-box>
        </draw:frame>
        <draw:frame draw:style-name="gr6" draw:text-style-name="P4" draw:layer="layout" svg:width="2.5cm" svg:height="0.725cm" svg:x="13.213cm" svg:y="6.929cm">
          <draw:text-box>
            <text:p text:style-name="P4"><text:span text:style-name="T3">us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a Fiori</meta:initial-creator>
    <meta:creation-date>2011-12-08T13:45:55</meta:creation-date>
    <dc:date>2011-12-08T13:57:03</dc:date>
    <dc:creator>Carla Fiori</dc:creator>
    <meta:editing-duration>PT00H11M08S</meta:editing-duration>
    <meta:editing-cycles>1</meta:editing-cycles>
    <meta:document-statistic meta:object-count="21"/>
    <meta:generator>OpenOffice.org/3.2$Linux OpenOffice.org_project/320m12$Build-9483</meta:generator>
  </office:meta>
</office:document-meta>
</file>